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6ae7"/>
    </style:style>
    <style:style style:name="T1" style:family="text">
      <style:text-properties officeooo:rsid="00066a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Your code must comply with the C++ 98 standard and should still compile when</text:p>
      <text:p text:style-name="Standard">adding the flag -std=c++98.</text:p>
      <text:p text:style-name="Standard"/>
      <text:p text:style-name="Standard"><text:span text:style-name="T1">Allowed e</text:span>xternal functs :<text:line-break/>All functionality must be implemented in C++ 98.</text:p>
      <text:p text:style-name="Standard">execve, pipe, strerror, gai_strerror, errno, dup,</text:p>
      <text:p text:style-name="Standard">dup2, fork, socketpair, htons, htonl, ntohs, ntohl,</text:p>
      <text:p text:style-name="Standard">select, poll, epoll (epoll_create, epoll_ctl,</text:p>
      <text:p text:style-name="Standard">epoll_wait), kqueue (kqueue, kevent), socket,</text:p>
      <text:p text:style-name="Standard">accept, listen, send, recv, chdir, bind, connect,</text:p>
      <text:p text:style-name="Standard">getaddrinfo, freeaddrinfo, setsockopt, getsockname,</text:p>
      <text:p text:style-name="Standard">getprotobyname, fcntl, close, read, write, waitpid,</text:p>
      <text:p text:style-name="Standard">kill, signal, access, stat, open, opendir, readdir</text:p>
      <text:p text:style-name="Standard">and closedir.</text:p>
      <text:p text:style-name="Standard"/>
      <text:p text:style-name="Standard">You must write an HTTP server in C++ 98.</text:p>
      <text:p text:style-name="Standard">Your executable should be executed as follows:</text:p>
      <text:p text:style-name="Standard">./webserv [configuration file]</text:p>
      <text:p text:style-name="Standard"/>
      <text:p text:style-name="P1">1 Requirements<text:line-break/>• Your program must use a configuration file, provided as an argument on the com-</text:p>
      <text:p text:style-name="Standard">mand line, or available in a default path.</text:p>
      <text:p text:style-name="Standard">• You cannot execve another web server.</text:p>
      <text:p text:style-name="Standard">• Your server must remain non-blocking at all times and properly handle client dis-</text:p>
      <text:p text:style-name="Standard">connections when necessary.</text:p>
      <text:p text:style-name="Standard">• It must be non-blocking and use only 1 poll() (or equivalent) for all the I/O</text:p>
      <text:p text:style-name="Standard">operations between the clients and the server (listen included).</text:p>
      <text:p text:style-name="Standard">• poll() (or equivalent) must monitor both reading and writing simultaneously.</text:p>
      <text:p text:style-name="Standard">• You must never do a read or a write operation without going through poll() (or</text:p>
      <text:p text:style-name="Standard">equivalent).</text:p>
      <text:p text:style-name="Standard">• Checking the value of errno to adjust the server behaviour is strictly forbidden</text:p>
      <text:p text:style-name="Standard">after performing a read or write operation.</text:p>
      <text:p text:style-name="Standard">• You are not required to use poll() (or equivalent) before read() to retrieve your</text:p>
      <text:p text:style-name="Standard">configuration file.</text:p>
      <text:p text:style-name="P1">• When using poll() or any equivalent call, you can use every associated macro or</text:p>
      <text:p text:style-name="Standard">helper function (e.g., FD_SET for select()).</text:p>
      <text:p text:style-name="Standard">• A request to your server should never hang indefinitely.</text:p>
      <text:p text:style-name="Standard">• Your server must be compatible with standard web browsers of your choice.</text:p>
      <text:p text:style-name="Standard">• NGINX may be used to compare headers and answer behaviours (pay attention to</text:p>
      <text:p text:style-name="Standard">differences between HTTP versions).</text:p>
      <text:p text:style-name="Standard">• Your HTTP response status codes must be accurate.</text:p>
      <text:p text:style-name="Standard">• Your server must have default error pages if none are provided.</text:p>
      <text:p text:style-name="Standard">• You can’t use fork for anything other than CGI (like PHP, or Python, and so forth).</text:p>
      <text:p text:style-name="Standard">• You must be able to serve a fully static website.</text:p>
      <text:p text:style-name="Standard">• Clients must be able to upload files.</text:p>
      <text:p text:style-name="P1">• You need at least the GET, POST, and DELETE methods.</text:p>
      <text:p text:style-name="Standard">• Stress test your server to ensure it remains available at all times.</text:p>
      <text:p text:style-name="Standard">• Your server must be able to listen to multiple ports to deliver different content (see</text:p>
      <text:p text:style-name="Standard">Configuration file).</text:p>
      <text:p text:style-name="Standard"/>
      <text:p text:style-name="Standard"><text:span text:style-name="T1">2</text:span> Configuration file</text:p>
      <text:p text:style-name="Standard">In the configuration file, you should be able to:</text:p>
      <text:p text:style-name="Standard"><text:soft-page-break/>• Define all the interface:port pairs on which your server will listen to (defining mul-</text:p>
      <text:p text:style-name="Standard">tiple websites served by your program).</text:p>
      <text:p text:style-name="Standard">• Set up default error pages.</text:p>
      <text:p text:style-name="Standard">• Set the maximum allowed size for client request bodies.</text:p>
      <text:p text:style-name="Standard">• Specify rules or configurations on a URL/route (no regex required here), for a</text:p>
      <text:p text:style-name="Standard">website, among the following:</text:p>
      <text:p text:style-name="Standard">◦ List of accepted HTTP methods for the route.</text:p>
      <text:p text:style-name="Standard">◦ HTTP redirection.</text:p>
      <text:p text:style-name="Standard">◦ Directory where the requested file should be located (e.g., if URL /kapouet</text:p>
      <text:p text:style-name="Standard">is rooted to /tmp/www, URL /kapouet/pouic/toto/pouet will search for</text:p>
      <text:p text:style-name="Standard">/tmp/www/pouic/toto/pouet).</text:p>
      <text:p text:style-name="Standard">◦ Enabling or disabling directory listing.</text:p>
      <text:p text:style-name="Standard">◦ Default file to serve when the requested resource is a directory.</text:p>
      <text:p text:style-name="Standard">◦ Uploading files from the clients to the server is authorized, and storage location</text:p>
      <text:p text:style-name="Standard">is provided.</text:p>
      <text:p text:style-name="Standard">◦ Execution of CGI, based on file extension (for example .php). Here are some</text:p>
      <text:p text:style-name="Standard">specific remarks regarding CGIs:</text:p>
      <text:p text:style-name="Standard">∗ Do you wonder what a CGI is?</text:p>
      <text:p text:style-name="Standard">∗ Have a careful look at the environment variables involved in the web</text:p>
      <text:p text:style-name="Standard">server-CGI communication. The full request and arguments provided by</text:p>
      <text:p text:style-name="Standard">the client must be available to the CGI.</text:p>
      <text:p text:style-name="Standard">∗ Just remember that, for chunked requests, your server needs to un-chunk</text:p>
      <text:p text:style-name="Standard">them, the CGI will expect EOF as the end of the body.</text:p>
      <text:p text:style-name="Standard">∗ The same applies to the output of the CGI. If no content_length is</text:p>
      <text:p text:style-name="Standard">returned from the CGI, EOF will mark the end of the returned data.</text:p>
      <text:p text:style-name="Standard">∗ The CGI should be run in the correct directory for relative path file access.</text:p>
      <text:p text:style-name="Standard">∗ Your server should support at least one CGI (php-CGI, Python, and so</text:p>
      <text:p text:style-name="Standard">forth).</text:p>
      <text:p text:style-name="Standard">You must provide configuration files and default files to test and demonstrate that</text:p>
      <text:p text:style-name="Standard">every feature works during the evaluation.</text:p>
      <text:p text:style-name="Standard">You can have other rules or configuration information in your file (e.g., a server name</text:p>
      <text:p text:style-name="Standard">for a website if you plan to implement virtual hosts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5T07:55:54.425782334</meta:creation-date>
    <dc:date>2025-08-05T08:00:08.897340478</dc:date>
    <meta:editing-duration>PT4M14S</meta:editing-duration>
    <meta:editing-cycles>1</meta:editing-cycles>
    <meta:generator>LibreOffice/25.2.4.3$Linux_X86_64 LibreOffice_project/520$Build-3</meta:generator>
    <meta:print-date>2025-08-05T08:00:42.879229513</meta:print-date>
    <meta:printed-by>PDF files</meta:printed-by>
    <meta:document-statistic meta:table-count="0" meta:image-count="0" meta:object-count="0" meta:page-count="2" meta:paragraph-count="78" meta:word-count="715" meta:character-count="4250" meta:non-whitespace-character-count="3613"/>
  </office:meta>
</office:document-meta>
</file>